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es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15" table:default-cell-style-name="ce3"/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/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9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I2];&quot;X&quot; )" office:value-type="float" office:value="16" calcext:value-type="float">
            <text:p>16</text:p>
          </table:table-cell>
          <table:table-cell table:number-columns-repeated="1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I3];&quot;X&quot; )" office:value-type="float" office:value="14" calcext:value-type="float">
            <text:p>14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I4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I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I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I7];&quot;X&quot; )"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I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I9];&quot;X&quot; )" office:value-type="float" office:value="16" calcext:value-type="float">
            <text:p>16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I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I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I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I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I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I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I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I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I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I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I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I21];&quot;X&quot; )"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I22];&quot;X&quot; )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I23];&quot;X&quot; )" office:value-type="float" office:value="16" calcext:value-type="float">
            <text:p>16</text:p>
          </table:table-cell>
          <table:table-cell table:number-columns-repeated="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I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I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I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I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I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I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I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I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I3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I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I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I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I3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I37];&quot;X&quot; )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I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I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I4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I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I4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I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I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I4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I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I47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I48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I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I50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I51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I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I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I5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I55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I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I57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I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I5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I6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I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I62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I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I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I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I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I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I68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I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I7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I7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I7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I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I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I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tail</text:p>
          </table:table-cell>
          <table:table-cell table:formula="of:=COUNTIF([.E76:.AI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I7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I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I79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I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I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I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I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I8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I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I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I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I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I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I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I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2:.AI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3:.AI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4:.AI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5:.AI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6:.AI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7:.AI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8:.AI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9:.AI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100:.AI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1:.AI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2:.AI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3:.AI10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4:.AI104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5:.AI10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6:.AI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7:.AI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8:.AI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9:.AI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10:.AI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1:.AI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2:.AI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3:.AI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4:.AI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5:.AI1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6:.AI116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7:.AI117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8:.AI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9:.AI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20:.AI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1:.AI12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2:.AI122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3:.AI123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4:.AI12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5:.AI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6:.AI1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7:.AI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8:.AI12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9:.AI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30:.AI13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1:.AI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2:.AI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3:.AI13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4:.AI134];&quot;X&quot; 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5:.AI135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6:.AI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7:.AI1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8:.AI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9:.AI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40:.AI1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1:.AI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2:.AI14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3:.AI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4:.AI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5:.AI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6:.AI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7:.AI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8:.AI14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9:.AI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0:.AI15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1:.AI151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2:.AI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3:.AI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4:.AI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5:.AI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6:.AI156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7:.AI15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8:.AI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9:.AI15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0:.AI16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1:.AI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2:.AI1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3:.AI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4:.AI16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5:.AI165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6:.AI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7:.AI1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8:.AI16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9:.AI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0:.AI17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1:.AI171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2:.AI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3:.AI17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4:.AI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5:.AI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6:.AI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7:.AI177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8:.AI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9:.AI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0:.AI1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0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1:.AI18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2:.AI182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3:.AI183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4:.AI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5:.AI18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6:.AI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7:.AI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8:.AI1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9:.AI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0:.AI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1:.AI1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2:.AI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3:.AI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4:.AI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5:.AI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6:.AI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7:.AI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8:.AI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9:.AI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0:.AI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1:.AI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2:.AI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3:.AI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4:.AI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5:.AI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6:.AI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7:.AI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8:.AI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9:.AI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0:.AI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1:.AI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2:.AI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3:.AI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4:.AI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5:.AI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6:.AI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7:.AI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8:.AI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9:.AI21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20:.AI22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0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1:.AI221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2:.AI222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3:.AI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4:.AI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5:.AI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6:.AI226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7:.AI2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8:.AI228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9:.AI229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30:.AI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1:.AI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1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2:.AI2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1:21:37.180021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06T14:41:06.027066186</dc:date>
    <meta:editing-duration>P1DT1H6M50S</meta:editing-duration>
    <meta:editing-cycles>49</meta:editing-cycles>
    <meta:document-statistic meta:table-count="2" meta:cell-count="1158" meta:object-count="0"/>
  </office:meta>
</office:document-meta>
</file>